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954c" officeooo:paragraph-rsid="0007954c"/>
    </style:style>
    <style:style style:name="P2" style:family="paragraph" style:parent-style-name="Standard">
      <style:text-properties officeooo:rsid="0007954c" officeooo:paragraph-rsid="0008b207"/>
    </style:style>
    <style:style style:name="P3" style:family="paragraph" style:parent-style-name="Standard">
      <style:text-properties fo:font-size="16pt" officeooo:rsid="0008b207" officeooo:paragraph-rsid="0008b207" style:font-size-asian="14pt" style:font-size-complex="16pt"/>
    </style:style>
    <style:style style:name="P4" style:family="paragraph" style:parent-style-name="Standard">
      <style:text-properties officeooo:rsid="0008b207" officeooo:paragraph-rsid="0008b207"/>
    </style:style>
    <style:style style:name="T1" style:family="text">
      <style:text-properties officeooo:rsid="0008b207"/>
    </style:style>
    <style:style style:name="T2" style:family="text">
      <style:text-properties fo:color="#6a3e3e" style:font-name="Monospace" fo:font-size="10pt" style:font-size-asian="10pt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2a00ff"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3">USER TABLE</text:p>
      <text:p text:style-name="P1"><text:s text:c="2"/>create table user(user <text:s/>varchar(40) primary key,password varchar(40),phone numeric(10),email varchar(40),address varchar(100));</text:p>
      <text:p text:style-name="P1">Query OK, 0 rows affected (0.10 sec)</text:p>
      <text:p text:style-name="P1"/>
      <text:p text:style-name="P4">+----------+---------------+------+-----+---------+----------------+</text:p>
      <text:p text:style-name="P4">| Field <text:s text:c="3"/>| Type <text:s text:c="9"/>| Null | Key | Default | Extra <text:s text:c="9"/>|</text:p>
      <text:p text:style-name="P4">+----------+---------------+------+-----+---------+----------------+</text:p>
      <text:p text:style-name="P4">| user_id <text:s/>| int(11) <text:s text:c="6"/>| NO <text:s text:c="2"/>| PRI | NULL <text:s text:c="3"/>| auto_increment |</text:p>
      <text:p text:style-name="P4">| user <text:s text:c="4"/>| varchar(30) <text:s text:c="2"/>| YES <text:s/>| <text:s text:c="4"/>| NULL <text:s text:c="3"/>| <text:s text:c="15"/>|</text:p>
      <text:p text:style-name="P4">| password | varchar(30) <text:s text:c="2"/>| YES <text:s/>| <text:s text:c="4"/>| NULL <text:s text:c="3"/>| <text:s text:c="15"/>|</text:p>
      <text:p text:style-name="P4">| phone <text:s text:c="3"/>| decimal(10,0) | YES <text:s/>| <text:s text:c="4"/>| NULL <text:s text:c="3"/>| <text:s text:c="15"/>|</text:p>
      <text:p text:style-name="P4">| email <text:s text:c="3"/>| varchar(40) <text:s text:c="2"/>| YES <text:s/>| <text:s text:c="4"/>| NULL <text:s text:c="3"/>| <text:s text:c="15"/>|</text:p>
      <text:p text:style-name="P4">| address <text:s/>| varchar(100) <text:s/>| YES <text:s/>| <text:s text:c="4"/>| NULL <text:s text:c="3"/>| <text:s text:c="15"/>|</text:p>
      <text:p text:style-name="P4">+----------+---------------+------+-----+---------+----------------+</text:p>
      <text:p text:style-name="P1"/>
      <text:p text:style-name="P2"></text:p>
      <text:p text:style-name="P2"/>
      <text:p text:style-name="P3">BOOK TABLE</text:p>
      <text:p text:style-name="P2"><text:s/>create table book(bid int auto_increment primary key,bname varchar(50),author varchar(50),edition varchar(20),publisher varchar(40),year varchar(10), price float,status varchar(20) default 'available' ,quantity int default 1,user varchar(30),phototitle varchar(40), photo longblob,constraint fk foreign key(user) references user(user));</text:p>
      <text:p text:style-name="P2">Query OK, 0 rows affected (0.07 sec)</text:p>
      <text:p text:style-name="P2"/>
      <text:p text:style-name="P2"><text:span text:style-name="T1">+------------+-------------+------+-----+-----------+----------------+</text:span></text:p>
      <text:p text:style-name="P4">| Field <text:s text:c="5"/>| Type <text:s text:c="7"/>| Null | Key | Default <text:s text:c="2"/>| Extra <text:s text:c="9"/>|</text:p>
      <text:p text:style-name="P4">+------------+-------------+------+-----+-----------+----------------+</text:p>
      <text:p text:style-name="P4">| bid <text:s text:c="7"/>| int(11) <text:s text:c="4"/>| NO <text:s text:c="2"/>| PRI | NULL <text:s text:c="5"/>| auto_increment |</text:p>
      <text:p text:style-name="P4">| bname <text:s text:c="5"/>| varchar(50) | YES <text:s/>| <text:s text:c="4"/>| NULL <text:s text:c="5"/>| <text:s text:c="15"/>|</text:p>
      <text:p text:style-name="P4">| author <text:s text:c="4"/>| varchar(50) | YES <text:s/>| <text:s text:c="4"/>| NULL <text:s text:c="5"/>| <text:s text:c="15"/>|</text:p>
      <text:p text:style-name="P4">| edition <text:s text:c="3"/>| varchar(20) | YES <text:s/>| <text:s text:c="4"/>| NULL <text:s text:c="5"/>| <text:s text:c="15"/>|</text:p>
      <text:p text:style-name="P4">| publisher <text:s/>| varchar(40) | YES <text:s/>| <text:s text:c="4"/>| NULL <text:s text:c="5"/>| <text:s text:c="15"/>|</text:p>
      <text:p text:style-name="P4">| year <text:s text:c="6"/>| varchar(10) | YES <text:s/>| <text:s text:c="4"/>| NULL <text:s text:c="5"/>| <text:s text:c="15"/>|</text:p>
      <text:p text:style-name="P4">| price <text:s text:c="5"/>| float <text:s text:c="6"/>| YES <text:s/>| <text:s text:c="4"/>| NULL <text:s text:c="5"/>| <text:s text:c="15"/>|</text:p>
      <text:p text:style-name="P4">| status <text:s text:c="4"/>| varchar(20) | YES <text:s/>| <text:s text:c="4"/>| available | <text:s text:c="15"/>|</text:p>
      <text:p text:style-name="P4">| quantity <text:s text:c="2"/>| int(11) <text:s text:c="4"/>| YES <text:s/>| <text:s text:c="4"/>| 1 <text:s text:c="8"/>| <text:s text:c="15"/>|</text:p>
      <text:p text:style-name="P4">| user <text:s text:c="6"/>| varchar(30) | YES <text:s/>| MUL | NULL <text:s text:c="5"/>| <text:s text:c="15"/>|</text:p>
      <text:p text:style-name="P4">| phototitle | varchar(40) | YES <text:s/>| <text:s text:c="4"/>| NULL <text:s text:c="5"/>| <text:s text:c="15"/>|</text:p>
      <text:p text:style-name="P4">| photo <text:s text:c="5"/>| longblob <text:s text:c="3"/>| YES <text:s/>| <text:s text:c="4"/>| NULL <text:s text:c="5"/>| <text:s text:c="15"/>|</text:p>
      <text:p text:style-name="P4">+------------+-------------+------+-----+-----------+----------------+</text:p>
      <text:p text:style-name="P1"><text:span text:style-name="T3"/></text:p>
      <text:p text:style-name="P2"></text:p>
      <text:p text:style-name="P2"/>
      <text:p text:style-name="P3">ORDERS TABLE</text:p>
      <text:p text:style-name="P2"><text:s/>create table orders(user varchar(40) ,bid int,time datetime,seller varchar(40),foreign key(user) references user(user),foreign key(bid) references book(bid),foreign key(seller) references user(user));</text:p>
      <text:p text:style-name="P1">Query OK, 0 rows affected (0.19 sec)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6:03:04.980702165</meta:creation-date>
    <dc:date>2016-06-01T21:03:47.281029317</dc:date>
    <meta:editing-duration>PT4H59M35S</meta:editing-duration>
    <meta:editing-cycles>2</meta:editing-cycles>
    <meta:generator>LibreOffice/4.2.4.2$Linux_X86_64 LibreOffice_project/420m0$Build-2</meta:generator>
    <meta:document-statistic meta:table-count="0" meta:image-count="0" meta:object-count="0" meta:page-count="1" meta:paragraph-count="37" meta:word-count="355" meta:character-count="2641" meta:non-whitespace-character-count="1788"/>
  </office:meta>
</office:document-meta>
</file>